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łeć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Egzamin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</table:table>
      <table:named-expressions>
        <table:named-range table:name="Egzaminy" table:base-cell-address="$Egzaminy.$A$1" table:cell-range-address="$Egzaminy.$A$1"/>
        <table:named-range table:name="Klasy" table:base-cell-address="$Klasy.$A$1" table:cell-range-address="$Klasy.$A$1"/>
      </table:named-expressions>
      <table:database-ranges>
        <table:database-range table:name="__Anonymous_Sheet_DB__0" table:target-range-address="Płeć.A1:Płeć.I166" table:display-filter-buttons="true">
          <table:filter>
            <table:filter-and>
              <table:filter-condition table:field-number="0" table:value="Agata" table:operator="=">
                <table:filter-set-item table:value="Agata"/>
                <table:filter-set-item table:value="Agnieszka"/>
                <table:filter-set-item table:value="Aneta"/>
                <table:filter-set-item table:value="Anita"/>
                <table:filter-set-item table:value="Anna"/>
                <table:filter-set-item table:value="Beata"/>
                <table:filter-set-item table:value="Dominika"/>
                <table:filter-set-item table:value="Dorota"/>
                <table:filter-set-item table:value="EMilia"/>
                <table:filter-set-item table:value="Edyta"/>
                <table:filter-set-item table:value="Ewa"/>
                <table:filter-set-item table:value="Joanna"/>
                <table:filter-set-item table:value="Justyna"/>
                <table:filter-set-item table:value="Kaja"/>
                <table:filter-set-item table:value="Kamila"/>
                <table:filter-set-item table:value="Karolina"/>
                <table:filter-set-item table:value="Kasia"/>
                <table:filter-set-item table:value="Katarzyna"/>
                <table:filter-set-item table:value="Krzysztofa"/>
                <table:filter-set-item table:value="Magdalena"/>
                <table:filter-set-item table:value="Malwina"/>
                <table:filter-set-item table:value="Marlena"/>
                <table:filter-set-item table:value="Marta"/>
                <table:filter-set-item table:value="Marzena"/>
                <table:filter-set-item table:value="Małgorzata"/>
                <table:filter-set-item table:value="Milena"/>
                <table:filter-set-item table:value="Monika"/>
                <table:filter-set-item table:value="Natalia"/>
                <table:filter-set-item table:value="Paulina"/>
                <table:filter-set-item table:value="Sandra"/>
                <table:filter-set-item table:value="Sylwester"/>
                <table:filter-set-item table:value="Sylwia"/>
                <table:filter-set-item table:value="Żaneta"/>
              </table:filter-condition>
              <table:filter-condition table:field-number="7" table:value="1B" table:operator="=">
                <table:filter-set-item table:value="1B"/>
                <table:filter-set-item table:value="1D"/>
              </table:filter-condition>
            </table:filter-and>
          </table:filter>
          <table:sort>
            <table:sort-by table:field-number="7" table:data-type="automatic"/>
          </table:sort>
        </table:database-range>
        <table:database-range table:name="__Anonymous_Sheet_DB__1" table:target-range-address="Uczniowie.A1:Uczniowie.I166">
          <table:sort table:target-range-address="Klasy.A1">
            <table:sort-by table:field-number="4" table:order="descending" table:data-type="automatic"/>
          </table:sort>
        </table:database-range>
        <table:database-range table:name="__Anonymous_Sheet_DB__2" table:target-range-address="Alfabetycznie.A1:Alfabetycznie.I16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10:19:26.05756740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10:34:16.175399503</dc:date>
    <meta:generator>LibreOffice/5.4.2.2$Linux_X86_64 LibreOffice_project/40m0$Build-2</meta:generator>
    <meta:editing-duration>PT4M19S</meta:editing-duration>
    <meta:editing-cycles>3</meta:editing-cycles>
    <meta:document-statistic meta:table-count="5" meta:cell-count="747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